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4.86833333333333cm" style:use-optimal-column-width="true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6.30766666666667cm"/>
    </style:style>
    <style:style style:name="co4" style:family="table-column">
      <style:table-column-properties fo:break-before="auto" style:column-width="7.62cm"/>
    </style:style>
    <style:style style:name="co5" style:family="table-column">
      <style:table-column-properties fo:break-before="auto" style:column-width="3.45016666666667cm"/>
    </style:style>
    <style:style style:name="co6" style:family="table-column">
      <style:table-column-properties fo:break-before="auto" style:column-width="3.153833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2.37066666666667cm"/>
    </style:style>
    <style:style style:name="co11" style:family="table-column">
      <style:table-column-properties fo:break-before="auto" style:column-width="3.683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3.1115cm" style:use-optimal-column-width="true"/>
    </style:style>
    <style:style style:name="co14" style:family="table-column">
      <style:table-column-properties fo:break-before="auto" style:column-width="2.794cm"/>
    </style:style>
    <style:style style:name="co15" style:family="table-column">
      <style:table-column-properties fo:break-before="auto" style:column-width="2.87866666666667cm"/>
    </style:style>
    <style:style style:name="co16" style:family="table-column">
      <style:table-column-properties fo:break-before="auto" style:column-width="3.4925cm"/>
    </style:style>
    <style:style style:name="co17" style:family="table-column">
      <style:table-column-properties fo:break-before="auto" style:column-width="4.064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41.4pt" style:use-optimal-row-height="false" fo:break-before="auto"/>
    </style:style>
    <style:style style:name="ro5" style:family="table-row">
      <style:table-row-properties style:row-height="27.6pt" style:use-optimal-row-height="true" fo:break-before="auto"/>
    </style:style>
    <style:style style:name="ro6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nitair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9" table:number-columns-repeated="54" table:default-cell-style-name="ce1"/>
        <table:table-column table:style-name="co10" table:number-columns-repeated="16318" table:default-cell-style-name="ce1"/>
        <table:table-row table:style-name="ro1">
          <table:table-cell office:value-type="string" table:style-name="ce1">
            <text:p>Tests Unitaires sur fonction</text:p>
          </table:table-cell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1" table:number-rows-spanned="6" table:style-name="ce7">
            <text:p>TU0001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office:value-type="string" table:number-columns-spanned="1" table:number-rows-spanned="4" table:style-name="ce8">
            <text:p>Ajouter un vendeur à la base de données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4" table:style-name="ce3"/>
          <table:table-cell table:style-name="ce4"/>
          <table:table-cell table:number-columns-repeated="54" table:style-name="ce5"/>
          <table:table-cell table:number-columns-repeated="16318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1" table:number-rows-spanned="3" table:style-name="ce9">
            <text:p>Attributs vendeur<text:s text:c="2"/></text:p>
          </table:table-cell>
          <table:table-cell office:value-type="string" table:number-columns-spanned="1" table:number-rows-spanned="3" table:style-name="ce9">
            <text:p>Objet vendeur<text:s text:c="3"/></text:p>
          </table:table-cell>
          <table:table-cell table:style-name="ce2"/>
          <table:table-cell table:number-columns-repeated="4" table:style-name="ce3"/>
          <table:table-cell table:style-name="ce4"/>
          <table:table-cell table:number-columns-repeated="54" table:style-name="ce5"/>
          <table:table-cell table:number-columns-repeated="16318"/>
        </table:table-row>
        <table:table-row table:number-rows-repeated="2" table:style-name="ro1">
          <table:table-cell table:style-name="ce1"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4" table:style-name="ce3"/>
          <table:table-cell table:style-name="ce4"/>
          <table:table-cell table:number-columns-repeated="54" table:style-name="ce5"/>
          <table:table-cell table:number-columns-repeated="16318"/>
        </table:table-row>
        <table:table-row table:style-name="ro1">
          <table:table-cell table:style-name="ce1"/>
          <table:covered-table-cell/>
          <table:table-cell office:value-type="string" table:style-name="ce6">
            <text:p>Niveau de priorité (1 à 5)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4" table:style-name="ce3"/>
          <table:table-cell table:style-name="ce4"/>
          <table:table-cell table:number-columns-repeated="54" table:style-name="ce5"/>
          <table:table-cell table:number-columns-repeated="16318"/>
        </table:table-row>
        <table:table-row table:style-name="ro1">
          <table:table-cell table:style-name="ce1"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C#</text:p>
          </table:table-cell>
          <table:table-cell table:number-columns-spanned="2" table:number-rows-spanned="1" table:style-name="ce10"/>
          <table:covered-table-cell/>
          <table:table-cell table:style-name="ce2"/>
          <table:table-cell table:number-columns-repeated="4" table:style-name="ce3"/>
          <table:table-cell table:style-name="ce4"/>
          <table:table-cell table:number-columns-repeated="54" table:style-name="ce5"/>
          <table:table-cell table:number-columns-repeated="16318"/>
        </table:table-row>
        <table:table-row table:style-name="ro1">
          <table:table-cell table:style-name="ce1"/>
          <table:table-cell table:number-columns-repeated="3" table:style-name="ce4"/>
          <table:table-cell table:style-name="ce3"/>
          <table:table-cell table:style-name="ce4"/>
          <table:table-cell table:number-columns-repeated="5" table:style-name="ce3"/>
          <table:table-cell table:style-name="ce4"/>
          <table:table-cell table:number-columns-repeated="54" table:style-name="ce5"/>
          <table:table-cell table:number-columns-repeated="16318"/>
        </table:table-row>
        <table:table-row table:style-name="ro1">
          <table:table-cell table:style-name="ce1"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4" table:style-name="ce3"/>
          <table:table-cell table:style-name="ce4"/>
          <table:table-cell table:number-columns-repeated="54" table:style-name="ce5"/>
          <table:table-cell table:number-columns-repeated="16318"/>
        </table:table-row>
        <table:table-row table:style-name="ro1">
          <table:table-cell table:style-name="ce1"/>
          <table:table-cell office:value-type="string" table:number-columns-spanned="1" table:number-rows-spanned="6" table:style-name="ce7">
            <text:p>TU0002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office:value-type="string" table:number-columns-spanned="1" table:number-rows-spanned="4" table:style-name="ce9">
            <text:p>Suppression d'un vendeur <text:s text:c="10"/>Réattribution des commandes du vendeur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4" table:style-name="ce3"/>
          <table:table-cell table:style-name="ce4"/>
          <table:table-cell table:number-columns-repeated="54" table:style-name="ce5"/>
          <table:table-cell table:number-columns-repeated="16318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1" table:number-rows-spanned="3" table:style-name="ce9">
            <text:p>ID vendeur<text:s text:c="4"/></text:p>
          </table:table-cell>
          <table:table-cell table:number-columns-spanned="1" table:number-rows-spanned="3" table:style-name="ce10"/>
          <table:table-cell table:style-name="ce2"/>
          <table:table-cell table:number-columns-repeated="4" table:style-name="ce3"/>
          <table:table-cell table:style-name="ce4"/>
          <table:table-cell table:number-columns-repeated="54" table:style-name="ce5"/>
          <table:table-cell table:number-columns-repeated="16318"/>
        </table:table-row>
        <table:table-row table:number-rows-repeated="2" table:style-name="ro1">
          <table:table-cell table:style-name="ce1"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table:style-name="ce1"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table:style-name="ce1"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C#</text:p>
          </table:table-cell>
          <table:table-cell table:number-columns-spanned="2" table:number-rows-spanned="1" table:style-name="ce10"/>
          <table:covered-table-cell/>
          <table:table-cell table:style-name="ce2"/>
          <table:table-cell table:number-columns-repeated="5" table:style-name="ce3"/>
          <table:table-cell table:number-columns-repeated="16372" table:style-name="ce1"/>
        </table:table-row>
        <table:table-row table:style-name="ro1">
          <table:table-cell table:style-name="ce1"/>
          <table:table-cell table:number-columns-repeated="11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03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office:value-type="string" table:number-columns-spanned="1" table:number-rows-spanned="4" table:style-name="ce8">
            <text:p>Modification attributs vendeur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11">
            <text:p>attributs vendeur dont l'ID<text:s text:c="4"/></text:p>
          </table:table-cell>
          <table:table-cell office:value-type="string" table:number-columns-spanned="1" table:number-rows-spanned="3" table:style-name="ce8">
            <text:p>Objet vendeur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C#</text:p>
          </table:table-cell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04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office:value-type="string" table:number-columns-spanned="1" table:number-rows-spanned="4" table:style-name="ce8">
            <text:p>Ajout d'un client à la base de données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attributs client</text:p>
          </table:table-cell>
          <table:table-cell office:value-type="string" table:number-columns-spanned="1" table:number-rows-spanned="3" table:style-name="ce8">
            <text:p>objet client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C#</text:p>
          </table:table-cell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05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office:value-type="string" table:number-columns-spanned="1" table:number-rows-spanned="4" table:style-name="ce8">
            <text:p>Modification d'un client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11">
            <text:p>attributs client dont l'ID</text:p>
          </table:table-cell>
          <table:table-cell office:value-type="string" table:number-columns-spanned="1" table:number-rows-spanned="3" table:style-name="ce8">
            <text:p>objet client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C#</text:p>
          </table:table-cell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06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office:value-type="string" table:number-columns-spanned="1" table:number-rows-spanned="4" table:style-name="ce8">
            <text:p>Ajouter une voiture à la base de données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attributs voiture</text:p>
          </table:table-cell>
          <table:table-cell office:value-type="string" table:number-columns-spanned="1" table:number-rows-spanned="3" table:style-name="ce8">
            <text:p>objet voiture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C#</text:p>
          </table:table-cell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07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office:value-type="string" table:number-columns-spanned="1" table:number-rows-spanned="4" table:style-name="ce9">
            <text:p>Création d'une commande (avec modification du statut de la voiture)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attributs commande</text:p>
          </table:table-cell>
          <table:table-cell office:value-type="string" table:number-columns-spanned="1" table:number-rows-spanned="3" table:style-name="ce8">
            <text:p>objet commande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C#</text:p>
          </table:table-cell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08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office:value-type="string" table:number-columns-spanned="1" table:number-rows-spanned="4" table:style-name="ce8">
            <text:p>Modification d'une commande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9">
            <text:p>ID commande</text:p>
          </table:table-cell>
          <table:table-cell office:value-type="string" table:number-columns-spanned="1" table:number-rows-spanned="3" table:style-name="ce8">
            <text:p>objet commande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C#</text:p>
          </table:table-cell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09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office:value-type="string" table:number-columns-spanned="1" table:number-rows-spanned="4" table:style-name="ce8">
            <text:p>Supprimer une voiture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ID Car</text:p>
          </table:table-cell>
          <table:table-cell office:value-type="string" table:number-columns-spanned="1" table:number-rows-spanned="3" table:style-name="ce8">
            <text:p>Liste de voitures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C#</text:p>
          </table:table-cell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10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table:number-columns-spanned="1" table:number-rows-spanned="4" table:style-name="ce10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number-columns-repeated="2"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11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table:number-columns-spanned="1" table:number-rows-spanned="4" table:style-name="ce10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number-columns-repeated="2"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12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table:number-columns-spanned="1" table:number-rows-spanned="4" table:style-name="ce10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number-columns-repeated="2"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6" table:style-name="ce7">
            <text:p>TU0013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table:number-columns-spanned="1" table:number-rows-spanned="4" table:style-name="ce10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number-columns-repeated="2"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2">
          <table:table-cell/>
          <table:table-cell office:value-type="string" table:number-columns-spanned="1" table:number-rows-spanned="6" table:style-name="ce7">
            <text:p>TU0014</text:p>
          </table:table-cell>
          <table:table-cell office:value-type="string" table:number-columns-spanned="1" table:number-rows-spanned="4" table:style-name="ce8">
            <text:p>Gestion de la base de données</text:p>
          </table:table-cell>
          <table:table-cell table:number-columns-spanned="1" table:number-rows-spanned="4" table:style-name="ce10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2">
          <table:table-cell/>
          <table:covered-table-cell/>
          <table:covered-table-cell/>
          <table:covered-table-cell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2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2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style-name="ce6">
            <text:p>Langage</text:p>
          </table:table-cell>
          <table:table-cell office:value-type="string" table:number-columns-spanned="2" table:number-rows-spanned="1" table:style-name="ce7">
            <text:p>Responsa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number-columns-repeated="2"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table-cell table:number-columns-repeated="11" table:style-name="ce3"/>
          <table:table-cell table:number-columns-repeated="16372"/>
        </table:table-row>
        <table:table-row table:number-rows-repeated="1048464" table:style-name="ro3">
          <table:table-cell table:number-columns-repeated="16384"/>
        </table:table-row>
      </table:table>
      <table:table table:name="Fonctionnels" table:style-name="ta2"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6377" table:default-cell-style-name="ce1"/>
        <table:table-row table:style-name="ro1">
          <table:table-cell office:value-type="string" table:style-name="ce1">
            <text:p>Tests Fonctionnels</text:p>
          </table:table-cell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P Net</text:p>
          </table:table-cell>
          <table:table-cell office:value-type="string" table:number-columns-spanned="1" table:number-rows-spanned="8" table:style-name="ce7">
            <text:p>TF0001</text:p>
          </table:table-cell>
          <table:table-cell office:value-type="string" table:number-columns-spanned="1" table:number-rows-spanned="4" table:style-name="ce12">
            <text:p>Connexion à la gestion des stocks</text:p>
          </table:table-cell>
          <table:table-cell office:value-type="string" table:number-columns-spanned="1" table:number-rows-spanned="4" table:style-name="ce12">
            <text:p>Permettre à l'utilisateur de se connecter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1" table:number-rows-spanned="3" table:style-name="ce11">
            <text:p>Champs utlisateur et mot de passe</text:p>
          </table:table-cell>
          <table:table-cell office:value-type="string" table:number-columns-spanned="1" table:number-rows-spanned="3" table:style-name="ce11">
            <text:p>Menu admin ou menu vendeur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4">
          <table:table-cell table:style-name="ce1"/>
          <table:covered-table-cell/>
          <table:table-cell office:value-type="string" table:style-name="ce6">
            <text:p>Menu Login</text:p>
          </table:table-cell>
          <table:table-cell office:value-type="string" table:style-name="ce6">
            <text:p>menu suivant</text:p>
          </table:table-cell>
          <table:table-cell office:value-type="string" table:number-columns-spanned="2" table:number-rows-spanned="1" table:style-name="ce11">
            <text:p>utilisateur inconnu ou erreur de mdp/user ou erreur connexion au serveur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float" office:value="5" table:style-name="ce6">
            <text:p>5</text:p>
          </table:table-cell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number-columns-spanned="1" table:number-rows-spanned="8" table:style-name="ce7">
            <text:p>TF0002</text:p>
          </table:table-cell>
          <table:table-cell office:value-type="string" table:number-columns-spanned="1" table:number-rows-spanned="4" table:style-name="ce9">
            <text:p>Sélection des critères de la voiture</text:p>
          </table:table-cell>
          <table:table-cell office:value-type="string" table:number-columns-spanned="1" table:number-rows-spanned="4" table:style-name="ce9">
            <text:p>Permettre au vendeur de choisir un modèle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1" table:number-rows-spanned="3" table:style-name="ce9">
            <text:p>critères de sélection de voitures</text:p>
          </table:table-cell>
          <table:table-cell office:value-type="string" table:number-columns-spanned="1" table:number-rows-spanned="3" table:style-name="ce9">
            <text:p>affichage des modèles disponibles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menu consulter stock</text:p>
          </table:table-cell>
          <table:table-cell office:value-type="string" table:style-name="ce6">
            <text:p>menu suivant</text:p>
          </table:table-cell>
          <table:table-cell office:value-type="string" table:number-columns-spanned="2" table:number-rows-spanned="1" table:style-name="ce10">
            <text:p>aucun modèle disponible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8" table:style-name="ce7">
            <text:p>TF0003</text:p>
          </table:table-cell>
          <table:table-cell office:value-type="string" table:number-columns-spanned="1" table:number-rows-spanned="4" table:style-name="ce9">
            <text:p>Sélection d'une voiture et de ses caractéristiques</text:p>
          </table:table-cell>
          <table:table-cell office:value-type="string" table:number-columns-spanned="1" table:number-rows-spanned="4" table:style-name="ce9">
            <text:p>Afficher les caractéristques d'une voiture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lien voiture</text:p>
          </table:table-cell>
          <table:table-cell office:value-type="string" table:number-columns-spanned="1" table:number-rows-spanned="3" table:style-name="ce9">
            <text:p>caractéristiques voiture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lien vers voiture</text:p>
          </table:table-cell>
          <table:table-cell office:value-type="string" table:style-name="ce6">
            <text:p>zoom voiture</text:p>
          </table:table-cell>
          <table:table-cell office:value-type="string" table:number-columns-spanned="2" table:number-rows-spanned="1" table:style-name="ce10">
            <text:p>message d'erreur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8" table:style-name="ce7">
            <text:p>TF0004</text:p>
          </table:table-cell>
          <table:table-cell office:value-type="string" table:number-columns-spanned="1" table:number-rows-spanned="4" table:style-name="ce9">
            <text:p>Retour au menu liste de voitures</text:p>
          </table:table-cell>
          <table:table-cell office:value-type="string" table:number-columns-spanned="1" table:number-rows-spanned="4" table:style-name="ce9">
            <text:p>revenir à la liste de voiture après le zoom sur une voiture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9">
            <text:p>lien vers menu précédent</text:p>
          </table:table-cell>
          <table:table-cell office:value-type="string" table:number-columns-spanned="1" table:number-rows-spanned="3" table:style-name="ce9">
            <text:p>menu liste de voitures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5">
          <table:table-cell/>
          <table:covered-table-cell/>
          <table:table-cell office:value-type="string" table:style-name="ce6">
            <text:p>zoom voiture</text:p>
          </table:table-cell>
          <table:table-cell office:value-type="string" table:style-name="ce13">
            <text:p>menu liste voitures</text:p>
          </table:table-cell>
          <table:table-cell office:value-type="string" table:number-columns-spanned="2" table:number-rows-spanned="1" table:style-name="ce11">
            <text:p>problème de connexion: message d'erreur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8" table:style-name="ce7">
            <text:p>TF0005</text:p>
          </table:table-cell>
          <table:table-cell office:value-type="string" table:number-columns-spanned="1" table:number-rows-spanned="4" table:style-name="ce9">
            <text:p>retour au menu principale</text:p>
          </table:table-cell>
          <table:table-cell office:value-type="string" table:number-columns-spanned="1" table:number-rows-spanned="4" table:style-name="ce9">
            <text:p>revenir au menu principal au niveau de la liste de voitures</text:p>
          </table:table-cell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1" table:number-rows-spanned="3" table:style-name="ce9">
            <text:p>lien vers menu principal</text:p>
          </table:table-cell>
          <table:table-cell office:value-type="string" table:number-columns-spanned="1" table:number-rows-spanned="3" table:style-name="ce8">
            <text:p>menu principal</text:p>
          </table:table-cell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6">
          <table:table-cell/>
          <table:covered-table-cell/>
          <table:table-cell office:value-type="string" table:style-name="ce6">
            <text:p>menu liste voitures</text:p>
          </table:table-cell>
          <table:table-cell office:value-type="string" table:style-name="ce6">
            <text:p>menu principal</text:p>
          </table:table-cell>
          <table:table-cell office:value-type="string" table:number-columns-spanned="2" table:number-rows-spanned="1" table:style-name="ce11">
            <text:p>message d'erreur (erreur connexion)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8" table:style-name="ce7">
            <text:p>TF0006</text:p>
          </table:table-cell>
          <table:table-cell table:number-columns-spanned="1" table:number-rows-spanned="4" table:style-name="ce9"/>
          <table:table-cell table:number-columns-spanned="1" table:number-rows-spanned="4" table:style-name="ce9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table:number-columns-spanned="1" table:number-rows-spanned="3" table:style-name="ce9"/>
          <table:table-cell table:number-columns-spanned="1" table:number-rows-spanned="3" table:style-name="ce9"/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Menu Login</text:p>
          </table:table-cell>
          <table:table-cell office:value-type="string" table:style-name="ce6">
            <text:p>menu suivant</text:p>
          </table:table-cell>
          <table:table-cell office:value-type="string" table:number-columns-spanned="2" table:number-rows-spanned="1" table:style-name="ce11">
            <text:p>utilisateur inconnu ou erreur de mdp/user ou erreur connexion au serveur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" table:style-name="ce6">
            <text:p>5</text:p>
          </table:table-cell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8" table:style-name="ce7">
            <text:p>TF0007</text:p>
          </table:table-cell>
          <table:table-cell table:number-columns-spanned="1" table:number-rows-spanned="4" table:style-name="ce8"/>
          <table:table-cell table:number-columns-spanned="1" table:number-rows-spanned="4" table:style-name="ce8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table:number-columns-spanned="1" table:number-rows-spanned="3" table:style-name="ce8"/>
          <table:table-cell table:number-columns-spanned="1" table:number-rows-spanned="3" table:style-name="ce8"/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number-columns-repeated="2"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8" table:style-name="ce7">
            <text:p>TF0008</text:p>
          </table:table-cell>
          <table:table-cell table:number-columns-spanned="1" table:number-rows-spanned="4" table:style-name="ce8"/>
          <table:table-cell table:number-columns-spanned="1" table:number-rows-spanned="4" table:style-name="ce8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table:number-columns-spanned="1" table:number-rows-spanned="3" table:style-name="ce8"/>
          <table:table-cell table:number-columns-spanned="1" table:number-rows-spanned="3" table:style-name="ce8"/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number-columns-repeated="2"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8" table:style-name="ce7">
            <text:p>TF0009</text:p>
          </table:table-cell>
          <table:table-cell table:number-columns-spanned="1" table:number-rows-spanned="4" table:style-name="ce8"/>
          <table:table-cell table:number-columns-spanned="1" table:number-rows-spanned="4" table:style-name="ce8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table:number-columns-spanned="1" table:number-rows-spanned="3" table:style-name="ce8"/>
          <table:table-cell table:number-columns-spanned="1" table:number-rows-spanned="3" table:style-name="ce8"/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number-columns-repeated="2"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1" table:number-rows-spanned="8" table:style-name="ce7">
            <text:p>TF0010</text:p>
          </table:table-cell>
          <table:table-cell table:number-columns-spanned="1" table:number-rows-spanned="4" table:style-name="ce8"/>
          <table:table-cell table:number-columns-spanned="1" table:number-rows-spanned="4" table:style-name="ce8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covered-table-cell/>
          <table:covered-table-cell/>
          <table:table-cell table:number-columns-spanned="1" table:number-rows-spanned="3" table:style-name="ce8"/>
          <table:table-cell table:number-columns-spanned="1" table:number-rows-spanned="3" table:style-name="ce8"/>
          <table:table-cell table:style-name="ce2"/>
          <table:table-cell table:number-columns-repeated="16377"/>
        </table:table-row>
        <table:table-row table:number-rows-repeated="2" table:style-name="ro1">
          <table: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Chemin de test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number-columns-repeated="2"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number-rows-repeated="1048477" table:style-name="ro1">
          <table:table-cell table:number-columns-repeated="16384"/>
        </table:table-row>
      </table:table>
      <table:table table:name="Performance" table:style-name="ta2">
        <table:table-column table:style-name="co17" table:default-cell-style-name="ce1"/>
        <table:table-column table:style-name="co10" table:number-columns-repeated="5" table:default-cell-style-name="ce1"/>
        <table:table-column table:style-name="co5" table:default-cell-style-name="ce1"/>
        <table:table-column table:style-name="co10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ests de Performance</text:p>
          </table:table-cell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number-columns-spanned="1" table:number-rows-spanned="11" table:style-name="ce7">
            <text:p>TP0001</text:p>
          </table:table-cell>
          <table:table-cell table:number-columns-repeated="2" table:style-name="ce2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table-cell table:number-columns-repeated="2" table:style-name="ce6"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style-name="ce2"/>
          <table:table-cell table:style-name="ce6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Métriques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itesse d’exécution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olume des données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…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s de Performance</text:p>
          </table:table-cell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number-columns-spanned="1" table:number-rows-spanned="11" table:style-name="ce7">
            <text:p>TP0001</text:p>
          </table:table-cell>
          <table:table-cell table:number-columns-repeated="2" table:style-name="ce2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table-cell table:number-columns-repeated="2" table:style-name="ce6"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style-name="ce2"/>
          <table:table-cell table:style-name="ce6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Métriques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itesse d’exécution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olume des données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…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s de Performance</text:p>
          </table:table-cell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number-columns-spanned="1" table:number-rows-spanned="11" table:style-name="ce7">
            <text:p>TP0001</text:p>
          </table:table-cell>
          <table:table-cell table:number-columns-repeated="2" table:style-name="ce2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table-cell table:number-columns-repeated="2" table:style-name="ce6"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style-name="ce2"/>
          <table:table-cell table:style-name="ce6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Métriques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itesse d’exécution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olume des données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…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s de Performance</text:p>
          </table:table-cell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number-columns-spanned="1" table:number-rows-spanned="11" table:style-name="ce7">
            <text:p>TP0001</text:p>
          </table:table-cell>
          <table:table-cell table:number-columns-repeated="2" table:style-name="ce2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table-cell table:number-columns-repeated="2" table:style-name="ce6"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style-name="ce2"/>
          <table:table-cell table:style-name="ce6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Métriques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itesse d’exécution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olume des données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…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s de Performance</text:p>
          </table:table-cell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number-columns-spanned="1" table:number-rows-spanned="11" table:style-name="ce7">
            <text:p>TP0001</text:p>
          </table:table-cell>
          <table:table-cell table:number-columns-repeated="2" table:style-name="ce2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table-cell table:number-columns-repeated="2" table:style-name="ce6"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style-name="ce2"/>
          <table:table-cell table:style-name="ce6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Métriques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itesse d’exécution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olume des données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…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s de Performance</text:p>
          </table:table-cell>
          <table:table-cell office:value-type="string" table:style-name="ce2">
            <text:p>Identifica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bjectifs</text:p>
          </table:table-cell>
          <table:table-cell office:value-type="string" table:number-columns-spanned="2" table:number-rows-spanned="1" table:style-name="ce7">
            <text:p>Contraintes</text:p>
          </table:table-cell>
          <table:covered-table-cell/>
          <table:table-cell office:value-type="string" table:style-name="ce2">
            <text:p>Date de validatio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number-columns-spanned="1" table:number-rows-spanned="11" table:style-name="ce7">
            <text:p>TP0001</text:p>
          </table:table-cell>
          <table:table-cell table:number-columns-repeated="2" table:style-name="ce2"/>
          <table:table-cell office:value-type="string" table:style-name="ce2">
            <text:p>Entrées</text:p>
          </table:table-cell>
          <table:table-cell office:value-type="string" table:style-name="ce2">
            <text:p>Sorties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number-columns-spanned="1" table:number-rows-spanned="3" table:style-name="ce10"/>
          <table:table-cell table:number-columns-spanned="1" table:number-rows-spanned="3" table:style-name="ce10"/>
          <table:table-cell table:style-name="ce2"/>
          <table:table-cell table:number-columns-repeated="16377"/>
        </table:table-row>
        <table:table-row table:number-rows-repeated="2" table:style-name="ro1">
          <table:table-cell table:style-name="ce1"/>
          <table:covered-table-cell/>
          <table:table-cell table:number-columns-repeated="2" table:style-name="ce6"/>
          <table:covered-table-cell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number-columns-repeated="2" table:style-name="ce6"/>
          <table:table-cell table:style-name="ce2"/>
          <table:table-cell table:style-name="ce6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Métriques</text:p>
          </table:table-cell>
          <table:table-cell office:value-type="string" table:style-name="ce6">
            <text:p>Cas de validation</text:p>
          </table:table-cell>
          <table:table-cell office:value-type="string" table:number-columns-spanned="2" table:number-rows-spanned="1" table:style-name="ce7">
            <text:p>Cas de refus</text:p>
          </table:table-cell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itesse d’exécution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Volume des données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…</text:p>
          </table:table-cell>
          <table:table-cell table:style-name="ce6"/>
          <table:table-cell table:number-columns-spanned="2" table:number-rows-spanned="1" table:style-name="ce10"/>
          <table:covered-table-cell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office:value-type="string" table:style-name="ce6">
            <text:p>Niveau de priorité</text:p>
          </table:table-cell>
          <table:table-cell office:value-type="string" table:number-columns-spanned="3" table:number-rows-spanned="1" table:style-name="ce7">
            <text:p>Responsable</text:p>
          </table:table-cell>
          <table:covered-table-cell table:number-columns-repeated="2"/>
          <table:table-cell table:style-name="ce2"/>
          <table:table-cell table:number-columns-repeated="16377"/>
        </table:table-row>
        <table:table-row table:style-name="ro1">
          <table:table-cell table:style-name="ce1"/>
          <table:covered-table-cell/>
          <table:table-cell table:style-name="ce6"/>
          <table:table-cell table:number-columns-spanned="3" table:number-rows-spanned="1" table:style-name="ce10"/>
          <table:covered-table-cell table:number-columns-repeated="2"/>
          <table:table-cell table:style-name="ce2"/>
          <table:table-cell table:number-columns-repeated="16377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IB</meta:initial-creator>
    <dc:creator>IB</dc:creator>
    <meta:creation-date>2019-10-21T14:43:14Z</meta:creation-date>
    <dc:date>2019-11-25T16:49:43Z</dc:date>
    <meta:editing-cycles>7</meta:editing-cycles>
    <meta:editing-duration>PT1506S</meta:editing-duration>
    <meta:user-defined meta:name="WorkbookGuid">1ed042a8-98a4-4194-86f8-fab009f1bbc2</meta:user-defined>
  </office:meta>
</office:document-meta>
</file>